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77cm" fo:margin-left="0cm" fo:margin-right="0.12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41cm" style:rel-column-width="10641*"/>
    </style:style>
    <style:style style:name="Table1.B" style:family="table-column">
      <style:table-column-properties style:column-width="0.041cm" style:rel-column-width="157*"/>
    </style:style>
    <style:style style:name="Table1.C" style:family="table-column">
      <style:table-column-properties style:column-width="6.576cm" style:rel-column-width="25536*"/>
    </style:style>
    <style:style style:name="Table1.D" style:family="table-column">
      <style:table-column-properties style:column-width="5.592cm" style:rel-column-width="21714*"/>
    </style:style>
    <style:style style:name="Table1.E" style:family="table-column">
      <style:table-column-properties style:column-width="1.928cm" style:rel-column-width="748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="none"/>
    </style:style>
    <style:style style:name="Table1.A7" style:family="table-cell">
      <style:table-cell-properties style:vertical-align="middle" fo:padding="0.097cm" fo:border="none"/>
    </style:style>
    <style:style style:name="Table1.E8" style:family="table-cell" style:data-style-name="N0">
      <style:table-cell-properties fo:padding="0.097cm" fo:border="none"/>
    </style:style>
    <style:style style:name="Table1.9" style:family="table-row">
      <style:table-row-properties fo:background-color="transparent" style:keep-together="true" fo:keep-together="auto">
        <style:background-image/>
      </style:table-row-properties>
    </style:style>
    <style:style style:name="Table1.B9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E9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17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.A23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font-variant="normal" fo:text-transform="none" fo:color="#111111" style:font-name="Arial" fo:letter-spacing="normal" fo:font-style="normal" fo:font-weight="norm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margin-top="0.3cm" fo:margin-bottom="0cm"/>
      <style:text-properties fo:color="#000000" fo:font-size="12pt" style:font-size-asian="12pt" style:font-size-complex="12pt"/>
    </style:style>
    <style:style style:name="P8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margin-top="0.3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141412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Arial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style:font-name="Arial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2">CV - Luke Elliot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Address </text:p>
          </table:table-cell>
          <table:table-cell table:style-name="Table1.A2" table:number-columns-spanned="4" office:value-type="string">
            <text:p text:style-name="P1">Home: 9 Peacock Place, Bonnyrigg, Midlothian EH19 3RA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Phone </text:p>
          </table:table-cell>
          <table:table-cell table:style-name="Table1.A2" table:number-columns-spanned="2" office:value-type="string">
            <text:p text:style-name="P1">Home: 0131 663 4055</text:p>
          </table:table-cell>
          <table:covered-table-cell/>
          <table:table-cell table:style-name="Table1.A2" table:number-columns-spanned="2" office:value-type="string">
            <text:p text:style-name="P1">Mobile: 07531165688</text:p>
          </table:table-cell>
          <table:covered-table-cell/>
        </table:table-row>
        <table:table-row>
          <table:table-cell table:style-name="Table1.A2" office:value-type="string">
            <text:p text:style-name="P1">Email</text:p>
          </table:table-cell>
          <table:table-cell table:style-name="Table1.A2" table:number-columns-spanned="4" office:value-type="string">
            <text:p text:style-name="P1">le27@st-andrews.ac.uk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span text:style-name="T4">St Andrews University – </text:span><text:span text:style-name="T3">MMath (Hons) Mathematics (Fast Track)</text:span><text:span text:style-name="T4">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6">Year</text:p>
          </table:table-cell>
          <table:table-cell table:style-name="Table1.A7" table:number-columns-spanned="3" office:value-type="string">
            <text:p text:style-name="P6">Modules</text:p>
          </table:table-cell>
          <table:covered-table-cell/>
          <table:covered-table-cell/>
          <table:table-cell table:style-name="Table1.A7" office:value-type="string">
            <text:p text:style-name="P6">Average Grade</text:p>
          </table:table-cell>
        </table:table-row>
        <table:table-row>
          <table:table-cell table:style-name="Table1.A2" office:value-type="string">
            <text:p text:style-name="P5">2017/18</text:p>
          </table:table-cell>
          <table:table-cell table:style-name="Table1.A2" table:number-columns-spanned="3" office:value-type="string">
            <text:p text:style-name="P5">Topics in Groups, Independent Study (Algebraic Topology), Real and Abstract Analysis, Semigroups, Dissertation (Infinite Symmetric Groups)</text:p>
          </table:table-cell>
          <table:covered-table-cell/>
          <table:covered-table-cell/>
          <table:table-cell table:style-name="Table1.E8" office:value-type="float" office:value="19.1">
            <text:p text:style-name="P5">19.1</text:p>
          </table:table-cell>
        </table:table-row>
        <table:table-row table:style-name="Table1.9">
          <table:table-cell table:style-name="Table1.A2" office:value-type="string">
            <text:p text:style-name="P5">2016/17</text:p>
          </table:table-cell>
          <table:table-cell table:style-name="Table1.B9" table:number-columns-spanned="3" office:value-type="string">
            <text:p text:style-name="P5">Graph Theory, Measure and Ergodic Theory, Real Analysis, Advanced Symbolic Computation, Galois Theory, Groups, Topics in Geometry and Analysis</text:p>
          </table:table-cell>
          <table:covered-table-cell/>
          <table:covered-table-cell/>
          <table:table-cell table:style-name="Table1.E9" office:value-type="float" office:value="19.3">
            <text:p text:style-name="P5">19.3</text:p>
          </table:table-cell>
        </table:table-row>
        <table:table-row>
          <table:table-cell table:style-name="Table1.A2" office:value-type="string">
            <text:p text:style-name="P5">2015/16</text:p>
          </table:table-cell>
          <table:table-cell table:style-name="Table1.A2" table:number-columns-spanned="3" office:value-type="string">
            <text:p text:style-name="P1">Analysis, Complex Analysis, Differential Equations, Finite Mathematics, Linear Mathematics 2, Algebra: Rings and Fields, Mathematical Programming, Number Theory, Statistical Inference, Topology</text:p>
          </table:table-cell>
          <table:covered-table-cell/>
          <table:covered-table-cell/>
          <table:table-cell table:style-name="Table1.A2" office:value-type="string">
            <text:p text:style-name="P10">17.5</text:p>
            <text:p text:style-name="P10"/>
          </table:table-cell>
        </table:table-row>
        <table:table-row>
          <table:table-cell table:style-name="Table1.A2" office:value-type="string">
            <text:p text:style-name="P5">2014/15</text:p>
          </table:table-cell>
          <table:table-cell table:style-name="Table1.A2" table:number-columns-spanned="3" office:value-type="string">
            <text:p text:style-name="P1">Mathematics, Combinatorics and Probability, Multivariate Calculus, Topics in Mathematics: Problem-solving techniques, Abstract Algebra, Linear Mathematics, Mathematical Modelling, Vector Calculus</text:p>
          </table:table-cell>
          <table:covered-table-cell/>
          <table:covered-table-cell/>
          <table:table-cell table:style-name="Table1.A2" office:value-type="string">
            <text:p text:style-name="P5">18.5</text:p>
            <text:p text:style-name="P5"/>
          </table:table-cell>
        </table:table-row>
        <table:table-row table:style-name="Table1.9">
          <table:table-cell table:style-name="Table1.B9" table:number-columns-spanned="5" office:value-type="string">
            <text:p text:style-name="P9"><text:span text:style-name="T1">Stewart's Melville College, Edinburgh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3/14</text:p>
          </table:table-cell>
          <table:table-cell table:style-name="Table1.A2" table:number-columns-spanned="4" office:value-type="string">
            <text:p text:style-name="P5">Advanced Higher: Pure Mathematics (A), Applied Mathematics (A), Physics (A)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2/13 </text:p>
          </table:table-cell>
          <table:table-cell table:style-name="Table1.A2" table:number-columns-spanned="4" office:value-type="string">
            <text:p text:style-name="P5">Higher: Mathematics (A), Physics (A), Computing (A), Chemistry (A), English (D)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B9" table:number-columns-spanned="5" office:value-type="string">
            <text:p text:style-name="P9">Award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St Andrews Dean's list 2015, 2016, 2017, 2018</text:p>
            <text:p text:style-name="P1">Duke of Edinburgh Bronze and Silver awards, </text:p>
            <text:p text:style-name="P1">Scottish Mathematical Council “Maths Challenge” gold awards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7" table:number-columns-spanned="5" office:value-type="string">
            <text:p text:style-name="P8">Technical Skills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">Programming</text:p>
          </table:table-cell>
          <table:covered-table-cell/>
          <table:table-cell table:style-name="Table1.A2" table:number-columns-spanned="3" office:value-type="string">
            <text:p text:style-name="P1">Visual Basic, Python, GAP, LaTeX</text:p>
          </table:table-cell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P8">Work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1">2018-present</text:p>
          </table:table-cell>
          <table:table-cell table:style-name="Table1.A23" table:number-columns-spanned="4" office:value-type="string">
            <text:p text:style-name="P3">PhD Student at St Andrews (includes tutoring)</text:p>
          </table:table-cell>
          <table:covered-table-cell/>
          <table:covered-table-cell/>
          <table:covered-table-cell/>
        </table:table-row>
        <table:table-row>
          <table:table-cell table:style-name="Table1.E8" office:value-type="float" office:value="2017">
            <text:p text:style-name="P1">2017</text:p>
          </table:table-cell>
          <table:table-cell table:style-name="Table1.A2" table:number-columns-spanned="4" office:value-type="string">
            <text:p text:style-name="P3"><text:span text:style-name="T2">Laidlaw Programme, Undergraduate Research and Leadership Programme:</text:span> Writing algorithms concerning commutative semigroups supervised by Dr James D Mitchell.</text:p>
          </table:table-cell>
          <table:covered-table-cell/>
          <table:covered-table-cell/>
          <table:covered-table-cell/>
        </table:table-row>
        <table:table-row>
          <table:table-cell table:style-name="Table1.E8" office:value-type="float" office:value="2016">
            <text:p text:style-name="P1">2016</text:p>
          </table:table-cell>
          <table:table-cell table:style-name="Table1.A2" table:number-columns-spanned="4" office:value-type="string">
            <text:p text:style-name="P5">Charity Shop Assistant (Shelter)</text:p>
          </table:table-cell>
          <table:covered-table-cell/>
          <table:covered-table-cell/>
          <table:covered-table-cell/>
        </table:table-row>
        <table:table-row>
          <table:table-cell table:style-name="Table1.E8" office:value-type="float" office:value="2013">
            <text:p text:style-name="P1">2013</text:p>
          </table:table-cell>
          <table:table-cell table:style-name="Table1.A2" table:number-columns-spanned="4" office:value-type="string">
            <text:p text:style-name="P1">Heriot Watt University photonics department work experience: minimising transmission loss of lasers through various mediums using precise equipment set-ups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>Positions of Responsibility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2016-present</text:p>
          </table:table-cell>
          <table:table-cell table:style-name="Table1.A2" table:number-columns-spanned="4" office:value-type="string">
            <text:p text:style-name="P1">Treasurer of St Andrew's Anime Society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Interests &amp; Activiti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table:number-columns-spanned="5" office:value-type="string">
            <text:p text:style-name="P1">Anime, Maths, Most gam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>Refere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Dr Collin Bleak, My St Andrew's Supervisor, E-mail: cb211@st-andrews.ac.u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Dr James D Mitchell, My St Andrew's Supervisor, E-mail: jdm3@st-andrews.ac.u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1:52:52.42</meta:creation-date>
    <dc:date>2019-10-03T12:39:02</dc:date>
    <meta:editing-duration>PT7H4M43S</meta:editing-duration>
    <meta:editing-cycles>22</meta:editing-cycles>
    <meta:generator>OpenOffice/4.1.2$Unix OpenOffice.org_project/412m3$Build-9782</meta:generator>
    <meta:document-statistic meta:table-count="1" meta:image-count="0" meta:object-count="0" meta:page-count="2" meta:paragraph-count="54" meta:word-count="268" meta:character-count="2087"/>
  </office:meta>
</office:document-meta>
</file>